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bedcff"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fill="solid" draw:fill-color="#cca995" draw:textarea-horizontal-align="justify" draw:textarea-vertical-align="middle" draw:auto-grow-height="false"/>
    </style:style>
    <style:style style:name="gr4" style:family="graphic" style:parent-style-name="standard">
      <style:graphic-properties draw:fill="solid" draw:fill-color="#911531"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9" style:family="graphic" style:parent-style-name="standard">
      <style:graphic-properties draw:fill="solid" draw:fill-color="#bedcff" draw:textarea-vertical-align="middle" draw:auto-grow-height="false" fo:min-height="0.749cm" fo:min-width="0.499cm"/>
    </style:style>
    <style:style style:name="gr10" style:family="graphic" style:parent-style-name="standard">
      <style:graphic-properties draw:fill="solid" draw:fill-color="#00ff00" draw:textarea-vertical-align="middle" draw:auto-grow-height="false" fo:min-height="0.749cm" fo:min-width="0.499cm"/>
    </style:style>
    <style:style style:name="gr11" style:family="graphic" style:parent-style-name="standard">
      <style:graphic-properties draw:fill="solid" draw:fill-color="#ffff00" draw:textarea-vertical-align="middle" draw:auto-grow-height="false" fo:min-height="0.749cm" fo:min-width="0.499cm"/>
    </style:style>
    <style:style style:name="gr12" style:family="graphic" style:parent-style-name="standard">
      <style:graphic-properties draw:fill="solid" draw:fill-color="#9999ff" draw:textarea-vertical-align="middle" draw:auto-grow-height="false" fo:min-height="0.749cm" fo:min-width="0.499cm"/>
    </style:style>
    <style:style style:name="gr13" style:family="graphic" style:parent-style-name="standard">
      <style:graphic-properties draw:fill="solid" draw:fill-color="#00b8ff" draw:textarea-vertical-align="middle" draw:auto-grow-height="false" fo:min-height="0.749cm" fo:min-width="0.499cm"/>
    </style:style>
    <style:style style:name="gr14" style:family="graphic" style:parent-style-name="standard">
      <style:graphic-properties draw:fill="solid" draw:fill-color="#ffffff"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false" fo:min-height="3.599cm" fo:min-width="0.31cm"/>
    </style:style>
    <style:style style:name="gr16" style:family="graphic" style:parent-style-name="standard">
      <style:graphic-properties draw:stroke="none" svg:stroke-color="#000000" draw:fill="none" draw:fill-color="#ffffff" draw:textarea-horizontal-align="left" draw:auto-grow-height="true" draw:auto-grow-width="false" fo:min-height="0.667cm" fo:min-width="0.873cm"/>
    </style:style>
    <style:style style:name="gr17" style:family="graphic" style:parent-style-name="standard">
      <style:graphic-properties draw:fill="solid" draw:fill-color="#7491a1" draw:textarea-horizontal-align="justify" draw:textarea-vertical-align="middle" draw:auto-grow-height="false"/>
    </style:style>
    <style:style style:name="gr18" style:family="graphic" style:parent-style-name="standard">
      <style:graphic-properties draw:fill="solid" draw:fill-color="#911531" draw:textarea-horizontal-align="justify" draw:textarea-vertical-align="middle" draw:auto-grow-height="false"/>
    </style:style>
    <style:style style:name="gr19" style:family="graphic" style:parent-style-name="standard">
      <style:graphic-properties draw:fill="solid" draw:fill-color="#911531" draw:textarea-horizontal-align="justify" draw:textarea-vertical-align="middle" draw:auto-grow-height="false" fo:min-height="0cm" fo:min-width="0cm"/>
    </style:style>
    <style:style style:name="gr20" style:family="graphic" style:parent-style-name="standard">
      <style:graphic-properties draw:fill="solid" draw:fill-color="#ffffff" draw:textarea-horizontal-align="justify" draw:textarea-vertical-align="middle" draw:auto-grow-height="false"/>
    </style:style>
    <style:style style:name="gr21" style:family="graphic" style:parent-style-name="standard">
      <style:graphic-properties svg:stroke-width="0.2cm" svg:stroke-color="#808080" draw:marker-start-width="0.6cm" draw:marker-end-width="0.6cm" draw:fill="solid" draw:fill-color="#911531" draw:textarea-horizontal-align="center" draw:textarea-vertical-align="middle" fo:padding-top="0.225cm" fo:padding-bottom="0.225cm" fo:padding-left="0.35cm" fo:padding-right="0.35cm"/>
    </style:style>
    <style:style style:name="gr22" style:family="graphic" style:parent-style-name="standard">
      <style:graphic-properties draw:marker-end="Arrow" draw:marker-end-width="0.3cm" draw:fill="solid" draw:fill-color="#911531"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24"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25" style:family="graphic" style:parent-style-name="standard">
      <style:graphic-properties draw:fill="solid" draw:fill-color="#cca995" draw:textarea-horizontal-align="justify" draw:textarea-vertical-align="middle" draw:auto-grow-height="fals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notes">
      <style:graphic-properties draw:fill-color="#ffffff" draw:auto-grow-height="true" fo:min-height="13.365cm"/>
    </style:style>
    <style:style style:name="P1" style:family="paragraph">
      <style:paragraph-properties fo:margin-left="0cm" fo:margin-right="0cm" fo:text-align="center" fo:text-indent="0cm"/>
      <style:text-properties fo:font-size="36pt" fo:font-weight="bold"/>
    </style:style>
    <style:style style:name="P2" style:family="paragraph">
      <style:paragraph-properties fo:margin-left="0.6cm" fo:margin-right="0cm" fo:text-indent="-0.6cm"/>
      <style:text-properties fo:font-size="20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6cm" fo:margin-right="0cm" fo:text-indent="-0.6cm"/>
    </style:style>
    <style:style style:name="P7" style:family="paragraph">
      <style:paragraph-properties fo:margin-left="0cm" fo:margin-right="0cm" fo:text-align="center" fo:text-indent="0cm"/>
      <style:text-properties fo:font-size="18pt"/>
    </style:style>
    <style:style style:name="P8" style:family="paragraph">
      <style:paragraph-properties fo:margin-left="0cm" fo:margin-right="0cm" fo:text-indent="0cm"/>
      <style:text-properties fo:font-size="18pt"/>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align="center" fo:text-indent="0cm"/>
      <style:text-properties fo:font-size="12pt" fo:font-weight="bold"/>
    </style:style>
    <style:style style:name="P11" style:family="paragraph">
      <style:paragraph-properties fo:margin-left="0cm" fo:margin-right="0cm" fo:text-indent="0cm"/>
      <style:text-properties fo:font-size="12pt" fo:font-weight="bold"/>
    </style:style>
    <style:style style:name="P12" style:family="paragraph">
      <style:paragraph-properties fo:margin-left="0cm" fo:margin-right="0cm" fo:text-align="center" fo:text-indent="0cm"/>
      <style:text-properties fo:color="#666666" fo:font-size="12pt" fo:font-weight="bold"/>
    </style:style>
    <style:style style:name="P13" style:family="paragraph">
      <style:paragraph-properties fo:margin-left="0cm" fo:margin-right="0cm" fo:text-indent="0cm"/>
      <style:text-properties fo:color="#666666" fo:font-size="12pt" fo:font-weight="bold"/>
    </style:style>
    <style:style style:name="P14" style:family="paragraph">
      <style:paragraph-properties fo:margin-left="0cm" fo:margin-right="0cm" fo:text-indent="0cm"/>
      <style:text-properties fo:font-size="72pt" fo:font-weight="bold"/>
    </style:style>
    <style:style style:name="P15" style:family="paragraph">
      <style:paragraph-properties fo:margin-left="0cm" fo:margin-right="0cm" fo:text-align="center" fo:text-indent="0cm"/>
      <style:text-properties fo:color="#ffffff"/>
    </style:style>
    <style:style style:name="P16" style:family="paragraph">
      <style:paragraph-properties fo:margin-left="0cm" fo:margin-right="0cm" fo:text-indent="0cm"/>
      <style:text-properties fo:font-size="24pt" fo:font-weight="bold"/>
    </style:style>
    <style:style style:name="P17" style:family="paragraph">
      <style:text-properties fo:font-size="24pt" fo:font-weight="bold"/>
    </style:style>
    <style:style style:name="P18" style:family="paragraph">
      <style:paragraph-properties fo:margin-left="0cm" fo:margin-right="0cm" fo:text-align="center" fo:text-indent="0cm"/>
      <style:text-properties fo:color="#ffffff" fo:font-size="18pt"/>
    </style:style>
    <style:style style:name="P19" style:family="paragraph">
      <style:paragraph-properties fo:margin-left="0cm" fo:margin-right="0cm" fo:text-align="center" fo:text-indent="0cm"/>
      <style:text-properties fo:font-size="32pt"/>
    </style:style>
    <style:style style:name="P20" style:family="paragraph">
      <style:paragraph-properties fo:margin-left="0cm" fo:margin-right="0cm" fo:text-indent="0cm"/>
      <style:text-properties fo:font-size="48pt" fo:font-weight="bold"/>
    </style:style>
    <style:style style:name="P21" style:family="paragraph">
      <style:paragraph-properties fo:margin-left="0cm" fo:margin-right="0cm" fo:text-align="center" fo:text-indent="0cm"/>
      <style:text-properties fo:color="#ffffff" fo:font-size="14pt"/>
    </style:style>
    <style:style style:name="P22" style:family="paragraph">
      <style:paragraph-properties fo:text-align="center"/>
      <style:text-properties fo:color="#ffffff"/>
    </style:style>
    <style:style style:name="P23" style:family="paragraph">
      <style:paragraph-properties fo:text-align="center"/>
      <style:text-properties fo:font-size="32pt"/>
    </style:style>
    <style:style style:name="P24" style:family="paragraph">
      <style:paragraph-properties fo:margin-left="0cm" fo:margin-right="0cm" fo:text-align="center" fo:text-indent="0cm"/>
      <style:text-properties fo:font-size="26pt"/>
    </style:style>
    <style:style style:name="P25" style:family="paragraph">
      <style:paragraph-properties fo:text-align="center"/>
      <style:text-properties fo:font-size="26pt"/>
    </style:style>
    <style:style style:name="P26" style:family="paragraph">
      <style:paragraph-properties fo:margin-left="0cm" fo:margin-right="0cm" fo:text-align="center" fo:text-indent="0cm"/>
      <style:text-properties fo:color="#ffffff" fo:font-weight="bold"/>
    </style:style>
    <style:style style:name="P27" style:family="paragraph">
      <style:paragraph-properties fo:text-align="center"/>
      <style:text-properties fo:color="#ffffff" fo:font-weight="bold"/>
    </style:style>
    <style:style style:name="P28" style:family="paragraph">
      <style:paragraph-properties fo:text-align="center"/>
      <style:text-properties fo:color="#ffffff" fo:font-size="14pt"/>
    </style:style>
    <style:style style:name="T1" style:family="text">
      <style:text-properties fo:font-size="36pt"/>
    </style:style>
    <style:style style:name="T2" style:family="text">
      <style:text-properties fo:font-size="14pt"/>
    </style:style>
    <style:style style:name="T3" style:family="text">
      <style:text-properties fo:font-size="12pt" fo:font-weight="bold"/>
    </style:style>
    <style:style style:name="T4" style:family="text">
      <style:text-properties fo:color="#666666" fo:font-size="12pt" fo:font-weight="bold"/>
    </style:style>
    <style:style style:name="T5" style:family="text">
      <style:text-properties fo:font-size="72pt" fo:font-weight="bold"/>
    </style:style>
    <style:style style:name="T6" style:family="text">
      <style:text-properties fo:color="#ffffff"/>
    </style:style>
    <style:style style:name="T7" style:family="text">
      <style:text-properties fo:font-size="24pt" fo:font-weight="bold"/>
    </style:style>
    <style:style style:name="T8" style:family="text">
      <style:text-properties fo:font-size="32pt"/>
    </style:style>
    <style:style style:name="T9" style:family="text">
      <style:text-properties fo:font-size="48pt" fo:font-weight="bold"/>
    </style:style>
    <style:style style:name="T10" style:family="text">
      <style:text-properties fo:color="#ffffff" fo:font-size="14pt"/>
    </style:style>
    <style:style style:name="T11" style:family="text">
      <style:text-properties fo:font-size="26pt"/>
    </style:style>
    <style:style style:name="T12"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custom-shape draw:style-name="gr1" draw:text-style-name="P1" draw:layer="layout" svg:width="26.5cm" svg:height="19.874cm" svg:x="0.5cm" svg:y="0.5cm">
          <text:p text:style-name="P1"><text:span text:style-name="T1">PyPy</text:span></text:p>
          <text:p text:style-name="P1"><text:span text:style-name="T1">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2" draw:style-name="dp1" draw:master-page-name="Standard">
        <office:forms form:automatic-focus="false" form:apply-design-mode="false"/>
        <draw:custom-shape draw:style-name="gr3" draw:text-style-name="P3" draw:layer="layout" svg:width="5cm" svg:height="5cm" svg:x="7.5cm" svg:y="7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draw:layer="layout" svg:width="8cm" svg:height="6cm" svg:x="14cm" svg:y="6.5cm">
          <text:p text:style-name="P3">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layer="layout" svg:width="1.26cm" svg:height="0.988cm" svg:x="11.24cm" svg:y="7cm">
          <draw:text-box>
            <text:p text:style-name="P5">Py</text:p>
          </draw:text-box>
        </draw:frame>
        <draw:frame draw:style-name="gr5" draw:layer="layout" svg:width="0.947cm" svg:height="0.988cm" svg:x="19.053cm" svg:y="11.5cm">
          <draw:text-box>
            <text:p text:style-name="P5">C</text:p>
          </draw:text-box>
        </draw:frame>
        <draw:custom-shape draw:style-name="gr1" draw:text-style-name="P4" draw:layer="layout" svg:width="6cm" svg:height="1cm" svg:x="14cm" svg:y="12.5cm">
          <text:p text:style-name="P3">PythonVM/POSIX</text:p>
          <draw:enhanced-geometry svg:viewBox="0 0 21600 21600" draw:glue-points="10800 0 0 10800 10800 21600 21600 10800" draw:type="flowchart-process" draw:enhanced-path="M 0 0 L 21600 0 21600 21600 0 21600 0 0 Z N"/>
        </draw:custom-shape>
        <draw:frame draw:style-name="gr5" draw:layer="layout" svg:width="1.26cm" svg:height="0.988cm" svg:x="14.74cm" svg:y="6.512cm">
          <draw:text-box>
            <text:p text:style-name="P5">Py</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1" draw:text-style-name="P6"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3" draw:text-style-name="P7" draw:layer="layout" svg:width="5cm" svg:height="5cm" svg:x="1.5cm" svg:y="7cm">
          <text:p text:style-name="P7">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7" draw:layer="layout" svg:width="8cm" svg:height="6cm" svg:x="14cm" svg:y="6.5cm">
          <text:p text:style-name="P7">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text-style-name="P8" draw:layer="layout" svg:width="1.26cm" svg:height="0.988cm" svg:x="5.136cm" svg:y="9.931cm">
          <draw:text-box>
            <text:p text:style-name="P8">Py</text:p>
          </draw:text-box>
        </draw:frame>
        <draw:frame draw:style-name="gr5" draw:text-style-name="P8" draw:layer="layout" svg:width="0.947cm" svg:height="0.988cm" svg:x="19.053cm" svg:y="11.5cm">
          <draw:text-box>
            <text:p text:style-name="P8">C</text:p>
          </draw:text-box>
        </draw:frame>
        <draw:custom-shape draw:style-name="gr3" draw:text-style-name="P7" draw:layer="layout" svg:width="8cm" svg:height="6cm" svg:x="7.5cm" svg:y="6.5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26cm" svg:height="0.988cm" svg:x="12.5cm" svg:y="11.512cm">
          <draw:text-box>
            <text:p text:style-name="P8">Py</text:p>
          </draw:text-box>
        </draw:frame>
        <draw:custom-shape draw:style-name="gr1" draw:text-style-name="P4" draw:layer="layout" svg:width="6cm" svg:height="1cm" svg:x="14cm" svg:y="12.5cm">
          <text:p text:style-name="P3">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3">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3">PythonVM/POSIX</text:p>
          <draw:enhanced-geometry svg:viewBox="0 0 21600 21600" draw:glue-points="10800 0 0 10800 10800 21600 21600 10800" draw:type="flowchart-process" draw:enhanced-path="M 0 0 L 21600 0 21600 21600 0 21600 0 0 Z N"/>
        </draw:custom-shape>
        <draw:frame draw:style-name="gr5" draw:text-style-name="P8" draw:layer="layout" svg:width="1.26cm" svg:height="0.988cm" svg:x="8.24cm" svg:y="6.5cm">
          <draw:text-box>
            <text:p text:style-name="P8">Py</text:p>
          </draw:text-box>
        </draw:frame>
        <draw:frame draw:style-name="gr5" draw:text-style-name="P8" draw:layer="layout" svg:width="1.26cm" svg:height="0.988cm" svg:x="14.74cm" svg:y="6.512cm">
          <draw:text-box>
            <text:p text:style-name="P8">Py</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1" draw:text-style-name="P7" draw:layer="layout" svg:width="8cm" svg:height="6cm" svg:x="14cm" svg:y="12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0.947cm" svg:height="0.988cm" svg:x="19.053cm" svg:y="17cm">
          <draw:text-box>
            <text:p text:style-name="P8">C</text:p>
          </draw:text-box>
        </draw:frame>
        <draw:custom-shape draw:style-name="gr3" draw:text-style-name="P7" draw:layer="layout" svg:width="8cm" svg:height="6cm" svg:x="14cm" svg:y="1.5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8">RPy</text:p>
          </draw:text-box>
        </draw:fram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6" draw:text-style-name="P4" draw:layer="layout" svg:width="10cm" svg:height="3cm" svg:x="12.474cm" svg:y="8.207cm">
          <text:p text:style-name="P3">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8">Py</text:p>
          </draw:text-box>
        </draw:frame>
        <draw:frame draw:style-name="gr5" draw:text-style-name="P8" draw:layer="layout" svg:width="1.26cm" svg:height="0.988cm" svg:x="14.74cm" svg:y="12cm">
          <draw:text-box>
            <text:p text:style-name="P8">Py</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3" draw:text-style-name="P7" draw:layer="layout" svg:width="5cm" svg:height="5cm" svg:x="8cm" svg:y="12.5cm">
          <text:p text:style-name="P7">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7" draw:layer="layout" svg:width="8cm" svg:height="6cm" svg:x="14cm" svg:y="12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14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text-style-name="P8" draw:layer="layout" svg:width="1.26cm" svg:height="0.988cm" svg:x="11.663cm" svg:y="15.483cm">
          <draw:text-box>
            <text:p text:style-name="P8">Py</text:p>
          </draw:text-box>
        </draw:frame>
        <draw:frame draw:style-name="gr5" draw:text-style-name="P8" draw:layer="layout" svg:width="0.947cm" svg:height="0.988cm" svg:x="19.053cm" svg:y="17cm">
          <draw:text-box>
            <text:p text:style-name="P8">C</text:p>
          </draw:text-box>
        </draw:fram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frame draw:style-name="gr5" draw:text-style-name="P8" draw:layer="layout" svg:width="1.26cm" svg:height="0.988cm" svg:x="14.74cm" svg:y="12.012cm">
          <draw:text-box>
            <text:p text:style-name="P8">Py</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1" draw:text-style-name="P7" draw:layer="layout" svg:width="8cm" svg:height="6cm" svg:x="14cm" svg:y="12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0.947cm" svg:height="0.988cm" svg:x="19.053cm" svg:y="17cm">
          <draw:text-box>
            <text:p text:style-name="P8">C</text:p>
          </draw:text-box>
        </draw:frame>
        <draw:custom-shape draw:style-name="gr3" draw:text-style-name="P7" draw:layer="layout" svg:width="8cm" svg:height="6cm" svg:x="14cm" svg:y="1.5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8">RPy</text:p>
          </draw:text-box>
        </draw:fram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7">PythonVM/POSIX</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10cm" svg:height="3cm" svg:x="12.474cm" svg:y="8.207cm">
          <text:p text:style-name="P7">Translator</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8">Py</text:p>
          </draw:text-box>
        </draw:frame>
        <draw:frame draw:style-name="gr5" draw:text-style-name="P8" draw:layer="layout" svg:width="1.26cm" svg:height="0.988cm" svg:x="14.74cm" svg:y="12cm">
          <draw:text-box>
            <text:p text:style-name="P8">Py</text:p>
          </draw:text-box>
        </draw:frame>
        <draw:frame draw:style-name="gr5" draw:text-style-name="P9" draw:layer="layout" svg:width="1.095cm" svg:height="0.831cm" svg:x="18.905cm" svg:y="10cm">
          <draw:text-box>
            <text:p text:style-name="P9"><text:span text:style-name="T2">Py</text:span></text:p>
          </draw:text-box>
        </draw:frame>
        <draw:frame draw:style-name="gr5" draw:text-style-name="P9" draw:layer="layout" svg:width="1.438cm" svg:height="0.831cm" svg:x="15cm" svg:y="8.169cm">
          <draw:text-box>
            <text:p text:style-name="P9"><text:span text:style-name="T2">RPy</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3" draw:text-style-name="P7" draw:layer="layout" svg:width="8cm" svg:height="6cm" svg:x="14cm" svg:y="1.5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8">RPy</text:p>
          </draw:text-box>
        </draw:frame>
        <draw:custom-shape draw:style-name="gr6" draw:text-style-name="P10"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8">Py</text:p>
          </draw:text-box>
        </draw:frame>
        <draw:g>
          <draw:custom-shape draw:style-name="gr1" draw:text-style-name="P10" draw:layer="layout" svg:width="5.143cm" svg:height="3.857cm" svg:x="21cm" svg:y="12.5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1" draw:layer="layout" svg:width="0.947cm" svg:height="0.747cm" svg:x="24.248cm" svg:y="15.714cm">
            <draw:text-box>
              <text:p text:style-name="P11"><text:span text:style-name="T3">C</text:span></text:p>
            </draw:text-box>
          </draw:frame>
          <draw:custom-shape draw:style-name="gr1" draw:text-style-name="P7" draw:layer="layout" svg:width="3.857cm" svg:height="0.643cm" svg:x="21cm" svg:y="16.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21cm" svg:y="16.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21cm" svg:y="16.357cm">
            <text:p text:style-name="P10"><text:span text:style-name="T3">POSIX</text:span></text:p>
            <draw:enhanced-geometry svg:viewBox="0 0 21600 21600" draw:glue-points="10800 0 0 10800 10800 21600 21600 10800" draw:type="flowchart-process" draw:enhanced-path="M 0 0 L 21600 0 21600 21600 0 21600 0 0 Z N"/>
          </draw:custom-shape>
          <draw:frame draw:style-name="gr8" draw:text-style-name="P11" draw:layer="layout" svg:width="1.26cm" svg:height="0.747cm" svg:x="21.476cm" svg:y="12.5cm">
            <draw:text-box>
              <text:p text:style-name="P11"><text:span text:style-name="T3">Py</text:span></text:p>
            </draw:text-box>
          </draw:frame>
        </draw:g>
        <draw:g>
          <draw:custom-shape draw:style-name="gr1" draw:text-style-name="P10" draw:layer="layout" svg:width="5.143cm" svg:height="3.857cm" svg:x="9.357cm" svg:y="12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9.357cm" svg:y="15.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9.357cm" svg:y="15.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9.357cm" svg:y="15.857cm">
            <text:p text:style-name="P10"><text:span text:style-name="T3">CLI/.NET</text:span></text:p>
            <draw:enhanced-geometry svg:viewBox="0 0 21600 21600" draw:glue-points="10800 0 0 10800 10800 21600 21600 10800" draw:type="flowchart-process" draw:enhanced-path="M 0 0 L 21600 0 21600 21600 0 21600 0 0 Z N"/>
          </draw:custom-shape>
          <draw:frame draw:style-name="gr8" draw:text-style-name="P11" draw:layer="layout" svg:width="1.26cm" svg:height="0.747cm" svg:x="9.833cm" svg:y="12cm">
            <draw:text-box>
              <text:p text:style-name="P11"><text:span text:style-name="T3">Py</text:span></text:p>
            </draw:text-box>
          </draw:frame>
        </draw:g>
        <draw:g>
          <draw:custom-shape draw:style-name="gr1" draw:text-style-name="P10" draw:layer="layout" svg:width="5.143cm" svg:height="3.857cm" svg:x="15.357cm" svg:y="14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5.357cm" svg:y="17.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5.357cm" svg:y="17.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5.357cm" svg:y="17.857cm">
            <text:p text:style-name="P10"><text:span text:style-name="T3">JVM/Java</text:span></text:p>
            <draw:enhanced-geometry svg:viewBox="0 0 21600 21600" draw:glue-points="10800 0 0 10800 10800 21600 21600 10800" draw:type="flowchart-process" draw:enhanced-path="M 0 0 L 21600 0 21600 21600 0 21600 0 0 Z N"/>
          </draw:custom-shape>
          <draw:frame draw:style-name="gr8" draw:text-style-name="P11" draw:layer="layout" svg:width="1.26cm" svg:height="0.747cm" svg:x="15.833cm" svg:y="14cm">
            <draw:text-box>
              <text:p text:style-name="P11"><text:span text:style-name="T3">Py</text:span></text:p>
            </draw:text-box>
          </draw:frame>
        </draw:g>
        <draw:custom-shape draw:style-name="gr6" draw:text-style-name="P7"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20cm" svg:y="10.193cm">
          <text:p text:style-name="P7"><text:span text:style-name="T3">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0"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3" draw:text-style-name="P7" draw:layer="layout" svg:width="8cm" svg:height="6cm" svg:x="14cm" svg:y="1.5cm">
          <text:p text:style-name="P7">PyPy</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8">RPy</text:p>
          </draw:text-box>
        </draw:frame>
        <draw:custom-shape draw:style-name="gr6" draw:text-style-name="P10"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8">Py</text:p>
          </draw:text-box>
        </draw:frame>
        <draw:g>
          <draw:custom-shape draw:style-name="gr1" draw:text-style-name="P10" draw:layer="layout" svg:width="5.143cm" svg:height="3.857cm" svg:x="21cm" svg:y="12.5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1" draw:layer="layout" svg:width="0.947cm" svg:height="0.747cm" svg:x="24.248cm" svg:y="15.714cm">
            <draw:text-box>
              <text:p text:style-name="P11"><text:span text:style-name="T3">C</text:span></text:p>
            </draw:text-box>
          </draw:frame>
          <draw:custom-shape draw:style-name="gr1" draw:text-style-name="P7" draw:layer="layout" svg:width="3.857cm" svg:height="0.643cm" svg:x="21cm" svg:y="16.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21cm" svg:y="16.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21cm" svg:y="16.357cm">
            <text:p text:style-name="P10"><text:span text:style-name="T3">POSIX</text:span></text:p>
            <draw:enhanced-geometry svg:viewBox="0 0 21600 21600" draw:glue-points="10800 0 0 10800 10800 21600 21600 10800" draw:type="flowchart-process" draw:enhanced-path="M 0 0 L 21600 0 21600 21600 0 21600 0 0 Z N"/>
          </draw:custom-shape>
          <draw:frame draw:style-name="gr8" draw:text-style-name="P11" draw:layer="layout" svg:width="1.26cm" svg:height="0.747cm" svg:x="21.476cm" svg:y="12.5cm">
            <draw:text-box>
              <text:p text:style-name="P11"><text:span text:style-name="T3">Py</text:span></text:p>
            </draw:text-box>
          </draw:frame>
        </draw:g>
        <draw:g>
          <draw:custom-shape draw:style-name="gr1" draw:text-style-name="P10" draw:layer="layout" svg:width="5.143cm" svg:height="3.857cm" svg:x="9.357cm" svg:y="12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9.357cm" svg:y="15.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9.357cm" svg:y="15.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9.357cm" svg:y="15.857cm">
            <text:p text:style-name="P10"><text:span text:style-name="T3">CLI/.NET</text:span></text:p>
            <draw:enhanced-geometry svg:viewBox="0 0 21600 21600" draw:glue-points="10800 0 0 10800 10800 21600 21600 10800" draw:type="flowchart-process" draw:enhanced-path="M 0 0 L 21600 0 21600 21600 0 21600 0 0 Z N"/>
          </draw:custom-shape>
          <draw:frame draw:style-name="gr8" draw:text-style-name="P11" draw:layer="layout" svg:width="1.26cm" svg:height="0.747cm" svg:x="9.833cm" svg:y="12cm">
            <draw:text-box>
              <text:p text:style-name="P11"><text:span text:style-name="T3">Py</text:span></text:p>
            </draw:text-box>
          </draw:frame>
        </draw:g>
        <draw:g>
          <draw:custom-shape draw:style-name="gr1" draw:text-style-name="P10" draw:layer="layout" svg:width="5.143cm" svg:height="3.857cm" svg:x="15.357cm" svg:y="14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5.357cm" svg:y="17.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5.357cm" svg:y="17.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5.357cm" svg:y="17.857cm">
            <text:p text:style-name="P10"><text:span text:style-name="T3">JVM/Java</text:span></text:p>
            <draw:enhanced-geometry svg:viewBox="0 0 21600 21600" draw:glue-points="10800 0 0 10800 10800 21600 21600 10800" draw:type="flowchart-process" draw:enhanced-path="M 0 0 L 21600 0 21600 21600 0 21600 0 0 Z N"/>
          </draw:custom-shape>
          <draw:frame draw:style-name="gr8" draw:text-style-name="P11" draw:layer="layout" svg:width="1.26cm" svg:height="0.747cm" svg:x="15.833cm" svg:y="14cm">
            <draw:text-box>
              <text:p text:style-name="P11"><text:span text:style-name="T3">Py</text:span></text:p>
            </draw:text-box>
          </draw:frame>
        </draw:g>
        <draw:g>
          <draw:custom-shape draw:style-name="gr1" draw:text-style-name="P12" draw:layer="layout" svg:width="5.143cm" svg:height="3.857cm" svg:x="0.857cm" svg:y="6.5cm">
            <text:p text:style-name="P12"><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0.857cm" svg:y="10.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0.857cm" svg:y="10.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2" draw:layer="layout" svg:width="3.857cm" svg:height="0.643cm" svg:x="0.857cm" svg:y="10.357cm">
            <text:p text:style-name="P12"><text:span text:style-name="T4">Scheme</text:span></text:p>
            <draw:enhanced-geometry svg:viewBox="0 0 21600 21600" draw:glue-points="10800 0 0 10800 10800 21600 21600 10800" draw:type="flowchart-process" draw:enhanced-path="M 0 0 L 21600 0 21600 21600 0 21600 0 0 Z N"/>
          </draw:custom-shape>
          <draw:frame draw:style-name="gr8" draw:text-style-name="P13" draw:layer="layout" svg:width="1.26cm" svg:height="0.747cm" svg:x="1.333cm" svg:y="6.5cm">
            <draw:text-box>
              <text:p text:style-name="P13"><text:span text:style-name="T4">Py</text:span></text:p>
            </draw:text-box>
          </draw:frame>
        </draw:g>
        <draw:g>
          <draw:custom-shape draw:style-name="gr1" draw:text-style-name="P12" draw:layer="layout" svg:width="5.143cm" svg:height="3.857cm" svg:x="1.831cm" svg:y="14.5cm">
            <text:p text:style-name="P12"><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3" draw:layer="layout" svg:width="3.052cm" svg:height="0.747cm" svg:x="3.422cm" svg:y="17.753cm">
            <draw:text-box>
              <text:p text:style-name="P13"><text:span text:style-name="T4">Smalltalk</text:span></text:p>
            </draw:text-box>
          </draw:frame>
          <draw:custom-shape draw:style-name="gr1" draw:text-style-name="P7" draw:layer="layout" svg:width="3.857cm" svg:height="0.643cm" svg:x="1.831cm" svg:y="18.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831cm" svg:y="18.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2" draw:layer="layout" svg:width="3.857cm" svg:height="0.643cm" svg:x="1.831cm" svg:y="18.357cm">
            <text:p text:style-name="P12"><text:span text:style-name="T4">Smalltalk</text:span></text:p>
            <draw:enhanced-geometry svg:viewBox="0 0 21600 21600" draw:glue-points="10800 0 0 10800 10800 21600 21600 10800" draw:type="flowchart-process" draw:enhanced-path="M 0 0 L 21600 0 21600 21600 0 21600 0 0 Z N"/>
          </draw:custom-shape>
          <draw:frame draw:style-name="gr8" draw:text-style-name="P13" draw:layer="layout" svg:width="1.26cm" svg:height="0.747cm" svg:x="2.307cm" svg:y="14.5cm">
            <draw:text-box>
              <text:p text:style-name="P13"><text:span text:style-name="T4">Py</text:span></text:p>
            </draw:text-box>
          </draw:frame>
        </draw:g>
        <draw:custom-shape draw:style-name="gr6" draw:text-style-name="P7"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20cm" svg:y="10.193cm">
          <text:p text:style-name="P7"><text:span text:style-name="T3">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0cm" svg:y="4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0.974cm" svg:y="12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0"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4" draw:layer="layout" svg:width="1cm" svg:height="0.5cm" svg:x="2.5cm" svg:y="5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4" draw:layer="layout" svg:width="1cm" svg:height="0.5cm" svg:x="3.5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1" draw:text-style-name="P10" draw:layer="layout" svg:width="5.143cm" svg:height="3.857cm" svg:x="10.883cm" svg:y="12.307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0.883cm" svg:y="16.164cm">
          <text:p text:style-name="P5"/>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7"><text:span text:style-name="T3">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1.26cm" svg:height="0.747cm" svg:x="21.833cm" svg:y="5cm">
          <draw:text-box>
            <text:p text:style-name="P11"><text:span text:style-name="T3">Py</text:span></text:p>
          </draw:text-box>
        </draw:frame>
        <draw:frame draw:style-name="gr8" draw:text-style-name="P11" draw:layer="layout" svg:width="1.5cm" svg:height="0.747cm" svg:x="23.857cm" svg:y="8cm">
          <draw:text-box>
            <text:p text:style-name="P11"><text:span text:style-name="T3">RPy</text:span></text:p>
          </draw:text-box>
        </draw:frame>
        <draw:custom-shape draw:style-name="gr3"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3.024cm" svg:height="0.747cm" svg:x="14.976cm" svg:y="1.5cm">
          <draw:text-box>
            <text:p text:style-name="P11"><text:span text:style-name="T3">Javascript</text:span></text:p>
          </draw:text-box>
        </draw:frame>
        <draw:frame draw:style-name="gr8" draw:text-style-name="P11" draw:layer="layout" svg:width="1.5cm" svg:height="0.747cm" svg:x="17cm" svg:y="4.5cm">
          <draw:text-box>
            <text:p text:style-name="P11"><text:span text:style-name="T3">RPy</text:span></text:p>
          </draw:text-box>
        </draw:frame>
        <draw:custom-shape draw:style-name="gr3"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2.524cm" svg:height="0.747cm" svg:x="8.476cm" svg:y="1cm">
          <draw:text-box>
            <text:p text:style-name="P11"><text:span text:style-name="T3">Prolog</text:span></text:p>
          </draw:text-box>
        </draw:frame>
        <draw:frame draw:style-name="gr8" draw:text-style-name="P11" draw:layer="layout" svg:width="1.5cm" svg:height="0.747cm" svg:x="10.5cm" svg:y="4cm">
          <draw:text-box>
            <text:p text:style-name="P11"><text:span text:style-name="T3">RPy</text:span></text:p>
          </draw:text-box>
        </draw:frame>
        <draw:custom-shape draw:style-name="gr3"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3.167cm" svg:height="0.747cm" svg:x="2.333cm" svg:y="3.643cm">
          <draw:text-box>
            <text:p text:style-name="P11"><text:span text:style-name="T3">Squeak</text:span></text:p>
          </draw:text-box>
        </draw:frame>
        <draw:frame draw:style-name="gr8" draw:text-style-name="P11" draw:layer="layout" svg:width="1.5cm" svg:height="0.747cm" svg:x="4.357cm" svg:y="6.643cm">
          <draw:text-box>
            <text:p text:style-name="P11"><text:span text:style-name="T3">RPy</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6" draw:text-style-name="P7" draw:layer="layout" svg:width="6.026cm" svg:height="1.807cm" svg:x="10cm" svg:y="10cm">
          <text:p text:style-name="P7"><text:span text:style-name="T3">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3" draw:layer="layout" svg:width="5cm" svg:height="5cm" svg:x="10.5cm" svg:y="3.5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layer="layout" svg:width="1.7cm" svg:height="0.988cm" svg:x="13.792cm" svg:y="6.483cm">
          <draw:text-box>
            <text:p text:style-name="P5">RPy</text:p>
          </draw:text-box>
        </draw:frame>
        <draw:custom-shape draw:style-name="gr1" draw:text-style-name="P3" draw:layer="layout" svg:width="5cm" svg:height="5cm" svg:x="10.5cm" svg:y="13.5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layer="layout" svg:width="0.947cm" svg:height="0.988cm" svg:x="14.5cm" svg:y="16.458cm">
          <draw:text-box>
            <text:p text:style-name="P5">C</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1" draw:text-style-name="P10" draw:layer="layout" svg:width="5.143cm" svg:height="3.857cm" svg:x="10.883cm" svg:y="12.307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0.883cm" svg:y="16.164cm">
          <text:p text:style-name="P10">Y</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7"><text:span text:style-name="T3">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1.26cm" svg:height="0.747cm" svg:x="21.833cm" svg:y="5cm">
          <draw:text-box>
            <text:p text:style-name="P11"><text:span text:style-name="T3">Py</text:span></text:p>
          </draw:text-box>
        </draw:frame>
        <draw:frame draw:style-name="gr8" draw:text-style-name="P11" draw:layer="layout" svg:width="1.5cm" svg:height="0.747cm" svg:x="23.857cm" svg:y="8cm">
          <draw:text-box>
            <text:p text:style-name="P11"><text:span text:style-name="T3">RPy</text:span></text:p>
          </draw:text-box>
        </draw:frame>
        <draw:custom-shape draw:style-name="gr3"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2.524cm" svg:height="0.747cm" svg:x="14.976cm" svg:y="1.5cm">
          <draw:text-box>
            <text:p text:style-name="P11"><text:span text:style-name="T3">C</text:span></text:p>
          </draw:text-box>
        </draw:frame>
        <draw:frame draw:style-name="gr8" draw:text-style-name="P11" draw:layer="layout" svg:width="1.5cm" svg:height="0.747cm" svg:x="17cm" svg:y="4.5cm">
          <draw:text-box>
            <text:p text:style-name="P11"><text:span text:style-name="T3">RPy</text:span></text:p>
          </draw:text-box>
        </draw:frame>
        <draw:custom-shape draw:style-name="gr3"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2.524cm" svg:height="0.747cm" svg:x="8.476cm" svg:y="1cm">
          <draw:text-box>
            <text:p text:style-name="P11"><text:span text:style-name="T3">B</text:span></text:p>
          </draw:text-box>
        </draw:frame>
        <draw:frame draw:style-name="gr8" draw:text-style-name="P11" draw:layer="layout" svg:width="1.5cm" svg:height="0.747cm" svg:x="10.5cm" svg:y="4cm">
          <draw:text-box>
            <text:p text:style-name="P11"><text:span text:style-name="T3">RPy</text:span></text:p>
          </draw:text-box>
        </draw:frame>
        <draw:custom-shape draw:style-name="gr3"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3.167cm" svg:height="0.747cm" svg:x="2.333cm" svg:y="3.643cm">
          <draw:text-box>
            <text:p text:style-name="P11"><text:span text:style-name="T3">A</text:span></text:p>
          </draw:text-box>
        </draw:frame>
        <draw:frame draw:style-name="gr8" draw:text-style-name="P11" draw:layer="layout" svg:width="1.5cm" svg:height="0.747cm" svg:x="4.357cm" svg:y="6.643cm">
          <draw:text-box>
            <text:p text:style-name="P11"><text:span text:style-name="T3">RPy</text:span></text:p>
          </draw:text-box>
        </draw:frame>
        <draw:custom-shape draw:style-name="gr1" draw:text-style-name="P10" draw:layer="layout" svg:width="5.143cm" svg:height="3.857cm" svg:x="17.857cm" svg:y="13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7.857cm" svg:y="16.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7.857cm" svg:y="16.8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7.857cm" svg:y="16.857cm">
          <text:p text:style-name="P10">Z</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5.143cm" svg:height="3.857cm" svg:x="3.857cm" svg:y="13.5cm">
          <text:p text:style-name="P10"><text:span text:style-name="T3">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3.857cm" svg:y="17.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3.857cm" svg:y="17.357cm">
          <text:p text:style-name="P7">POSIX</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3.857cm" svg:y="17.357cm">
          <text:p text:style-name="P10">X</text:p>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2" draw:style-name="dp1" draw:master-page-name="Standard">
        <office:forms form:automatic-focus="false" form:apply-design-mode="false"/>
        <draw:custom-shape draw:style-name="gr3" draw:text-style-name="P1" draw:layer="layout" svg:width="26.5cm" svg:height="19.874cm" svg:x="0.5cm" svg:y="0.5cm">
          <text:p text:style-name="P10"><text:span text:style-name="T1">A look inside</text:span></text:p>
          <text:p text:style-name="P10"><text:span text:style-name="T1">the interprete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5" draw:text-style-name="P14" draw:layer="layout" svg:width="6.492cm" svg:height="3.849cm" svg:x="2.953cm" svg:y="0.5cm">
          <draw:text-box>
            <text:p text:style-name="P14"><text:span text:style-name="T5">Py</text:span></text:p>
          </draw:text-box>
        </draw:frame>
        <draw:frame draw:style-name="gr15" draw:text-style-name="P14" draw:layer="layout" svg:width="7.729cm" svg:height="3.849cm" svg:x="14cm" svg:y="16.5cm">
          <draw:text-box>
            <text:p text:style-name="P14"><text:span text:style-name="T5">RPy</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3" draw:text-style-name="P3" draw:layer="layout" svg:width="3.746cm" svg:height="3.746cm" svg:x="3.754cm" svg:y="1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6" draw:text-style-name="P5" draw:layer="layout" svg:width="2cm" svg:height="0.988cm" svg:x="6cm" svg:y="1cm">
          <draw:text-box>
            <text:p text:style-name="P5">Py</text:p>
          </draw:text-box>
        </draw:frame>
        <draw:custom-shape draw:style-name="gr17" draw:text-style-name="P15" draw:layer="layout" svg:width="3.746cm" svg:height="2.746cm" svg:x="3.754cm" svg:y="8.754cm">
          <text:p text:style-name="P15"><text:span text:style-name="T6">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15" draw:layer="layout" svg:width="10cm" svg:height="2.5cm" svg:x="0.5cm" svg:y="5.5cm">
          <text:p text:style-name="P3"><text:span text:style-name="T6">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5" draw:layer="layout" svg:width="6.5cm" svg:height="6.5cm" svg:x="2.5cm" svg:y="13cm">
          <text:p text:style-name="P15"><text:span text:style-name="T6">Bytecode</text:span></text:p>
          <text:p text:style-name="P15"><text:span text:style-name="T6">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draw:layer="layout" svg:width="6.5cm" svg:height="6.5cm" svg:x="13cm" svg:y="13cm">
          <text:p text:style-name="P15"><text:span text:style-name="T6">Object</text:span></text:p>
          <text:p text:style-name="P15"><text:span text:style-name="T6">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1cm" svg:height="0.5cm" svg:x="14cm" svg:y="14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5cm" svg:height="1cm" svg:x="17cm" svg:y="13.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15cm" svg:y="14.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13.5cm" svg:y="15.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cm" svg:height="1cm" svg:x="17cm" svg:y="17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17.5cm" svg:y="15.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5cm" svg:height="1cm" svg:x="14cm" svg:y="17.5cm">
          <text:p text:style-name="P5"/>
          <draw:enhanced-geometry svg:viewBox="0 0 21600 21600" draw:glue-points="10800 0 3160 3160 0 10800 3160 18440 10800 21600 18440 18440 21600 10800 18440 3160" draw:text-areas="3200 3200 18400 18400" draw:type="ellipse"/>
        </draw:custom-shape>
        <draw:line draw:style-name="gr21" draw:text-style-name="P4" draw:layer="layout" svg:x1="11cm" svg:y1="11.5cm" svg:x2="11cm" svg:y2="20.5cm">
          <text:p text:style-name="P5"/>
        </draw:line>
        <draw:line draw:style-name="gr22" draw:text-style-name="P4" draw:layer="layout" svg:x1="9cm" svg:y1="14cm" svg:x2="17cm" svg:y2="14cm">
          <text:p text:style-name="P5"/>
        </draw:line>
        <draw:line draw:style-name="gr22" draw:text-style-name="P4" draw:layer="layout" svg:x1="8.974cm" svg:y1="14.259cm" svg:x2="14cm" svg:y2="18cm">
          <text:p text:style-name="P5"/>
        </draw:line>
        <draw:line draw:style-name="gr22" draw:text-style-name="P4" draw:layer="layout" svg:x1="9cm" svg:y1="14cm" svg:x2="17cm" svg:y2="14cm">
          <text:p text:style-name="P5"/>
        </draw:line>
        <draw:line draw:style-name="gr22" draw:text-style-name="P4" draw:layer="layout" svg:x1="9cm" svg:y1="14.5cm" svg:x2="13.463cm" svg:y2="15.694cm">
          <text:p text:style-name="P5"/>
        </draw:line>
        <draw:line draw:style-name="gr22" draw:text-style-name="P4" draw:layer="layout" svg:x1="9cm" svg:y1="14cm" svg:x2="17cm" svg:y2="14cm">
          <text:p text:style-name="P5"/>
        </draw:line>
        <draw:line draw:style-name="gr22" draw:text-style-name="P4" draw:layer="layout" svg:x1="9cm" svg:y1="15cm" svg:x2="17cm" svg:y2="17.5cm">
          <text:p text:style-name="P5"/>
        </draw:line>
        <draw:frame draw:style-name="gr5" draw:text-style-name="P17" draw:layer="layout" svg:width="2.094cm" svg:height="1.237cm" svg:x="10cm" svg:y="10cm">
          <draw:text-box>
            <text:p text:style-name="P16"><text:span text:style-name="T7">API</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4" draw:style-name="dp1" draw:master-page-name="Standard">
        <office:forms form:automatic-focus="false" form:apply-design-mode="false"/>
        <draw:custom-shape draw:style-name="gr19" draw:text-style-name="P18" draw:layer="layout" svg:width="4cm" svg:height="6.5cm" svg:x="13cm" svg:y="13cm">
          <text:p text:style-name="P18"><text:span text:style-name="T6">Proxy</text:span></text:p>
          <text:p text:style-name="P18"><text:span text:style-name="T6">Object</text:span></text:p>
          <text:p text:style-name="P18"><text:span text:style-name="T6">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3.746cm" svg:height="3.746cm" svg:x="3.754cm" svg:y="1cm">
          <text:p text:style-name="P7">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6" draw:text-style-name="P8" draw:layer="layout" svg:width="2cm" svg:height="0.988cm" svg:x="6.259cm" svg:y="3.049cm">
          <draw:text-box>
            <text:p text:style-name="P8">Py</text:p>
          </draw:text-box>
        </draw:frame>
        <draw:custom-shape draw:style-name="gr17" draw:text-style-name="P18" draw:layer="layout" svg:width="3.746cm" svg:height="2.746cm" svg:x="3.754cm" svg:y="8.754cm">
          <text:p text:style-name="P18"><text:span text:style-name="T6">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18" draw:layer="layout" svg:width="10cm" svg:height="2.5cm" svg:x="0.5cm" svg:y="5.5cm">
          <text:p text:style-name="P7"><text:span text:style-name="T6">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8" draw:layer="layout" svg:width="6.5cm" svg:height="6.5cm" svg:x="2.5cm" svg:y="13cm">
          <text:p text:style-name="P18"><text:span text:style-name="T6">Bytecode</text:span></text:p>
          <text:p text:style-name="P18"><text:span text:style-name="T6">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8" draw:layer="layout" svg:width="6.5cm" svg:height="6.5cm" svg:x="20cm" svg:y="13cm">
          <text:p text:style-name="P18"><text:span text:style-name="T6">Object</text:span></text:p>
          <text:p text:style-name="P18"><text:span text:style-name="T6">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1cm" svg:height="0.5cm" svg:x="21cm" svg:y="14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5cm" svg:height="1cm" svg:x="24cm" svg:y="13.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22cm" svg:y="14.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20.5cm" svg:y="15.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2cm" svg:height="1cm" svg:x="24cm" svg:y="17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24.5cm" svg:y="15.5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5cm" svg:height="1cm" svg:x="21cm" svg:y="17.5cm">
          <text:p text:style-name="P5"/>
          <draw:enhanced-geometry svg:viewBox="0 0 21600 21600" draw:glue-points="10800 0 3160 3160 0 10800 3160 18440 10800 21600 18440 18440 21600 10800 18440 3160" draw:text-areas="3200 3200 18400 18400" draw:type="ellipse"/>
        </draw:custom-shape>
        <draw:line draw:style-name="gr21" draw:text-style-name="P4" draw:layer="layout" svg:x1="11cm" svg:y1="11.5cm" svg:x2="11cm" svg:y2="20.5cm">
          <text:p text:style-name="P5"/>
        </draw:line>
        <draw:line draw:style-name="gr22" draw:text-style-name="P4" draw:layer="layout" svg:x1="8.974cm" svg:y1="14.259cm" svg:x2="14.941cm" svg:y2="18.417cm">
          <text:p text:style-name="P5"/>
        </draw:line>
        <draw:line draw:style-name="gr22" draw:text-style-name="P4" draw:layer="layout" svg:x1="9cm" svg:y1="14cm" svg:x2="12.918cm" svg:y2="14.371cm">
          <text:p text:style-name="P5"/>
        </draw:line>
        <draw:line draw:style-name="gr22" draw:text-style-name="P4" draw:layer="layout" svg:x1="9cm" svg:y1="14.5cm" svg:x2="12.97cm" svg:y2="15.59cm">
          <text:p text:style-name="P5"/>
        </draw:line>
        <draw:line draw:style-name="gr22" draw:text-style-name="P4" draw:layer="layout" svg:x1="9cm" svg:y1="14cm" svg:x2="14.967cm" svg:y2="14.163cm">
          <text:p text:style-name="P5"/>
        </draw:line>
        <draw:line draw:style-name="gr22" draw:text-style-name="P4" draw:layer="layout" svg:x1="9cm" svg:y1="15cm" svg:x2="12.918cm" svg:y2="16.005cm">
          <text:p text:style-name="P5"/>
        </draw:line>
        <draw:frame draw:style-name="gr5" draw:text-style-name="P16" draw:layer="layout" svg:width="2.094cm" svg:height="1.237cm" svg:x="10cm" svg:y="10cm">
          <draw:text-box>
            <text:p text:style-name="P16"><text:span text:style-name="T7">API</text:span></text:p>
          </draw:text-box>
        </draw:frame>
        <draw:custom-shape draw:style-name="gr20" draw:text-style-name="P4" draw:layer="layout" svg:width="1cm" svg:height="0.5cm" svg:x="21cm" svg:y="14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5cm" svg:height="1cm" svg:x="15cm" svg:y="18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15cm" svg:y="14cm">
          <text:p text:style-name="P5"/>
          <draw:enhanced-geometry svg:viewBox="0 0 21600 21600" draw:glue-points="10800 0 3160 3160 0 10800 3160 18440 10800 21600 18440 18440 21600 10800 18440 3160" draw:text-areas="3200 3200 18400 18400" draw:type="ellipse"/>
        </draw:custom-shape>
        <draw:custom-shape draw:style-name="gr20" draw:text-style-name="P4" draw:layer="layout" svg:width="1cm" svg:height="0.5cm" svg:x="13.5cm" svg:y="14.5cm">
          <text:p text:style-name="P5"/>
          <draw:enhanced-geometry svg:viewBox="0 0 21600 21600" draw:glue-points="10800 0 3160 3160 0 10800 3160 18440 10800 21600 18440 18440 21600 10800 18440 3160" draw:text-areas="3200 3200 18400 18400" draw:type="ellipse"/>
        </draw:custom-shape>
        <draw:line draw:style-name="gr22" draw:text-style-name="P4" draw:layer="layout" svg:x1="17.015cm" svg:y1="14.015cm" svg:x2="20.907cm" svg:y2="14.215cm">
          <text:p text:style-name="P5"/>
        </draw:line>
        <draw:line draw:style-name="gr22" draw:text-style-name="P4" draw:layer="layout" svg:x1="16.989cm" svg:y1="14.327cm" svg:x2="21.971cm" svg:y2="14.734cm">
          <text:p text:style-name="P5"/>
        </draw:line>
        <draw:line draw:style-name="gr22" draw:text-style-name="P4" draw:layer="layout" svg:x1="16.989cm" svg:y1="14.638cm" svg:x2="23.89cm" svg:y2="17.406cm">
          <text:p text:style-name="P5"/>
        </draw:line>
        <draw:line draw:style-name="gr21" draw:text-style-name="P4" draw:layer="layout" svg:x1="18.5cm" svg:y1="11.5cm" svg:x2="18.5cm" svg:y2="20.5cm">
          <text:p text:style-name="P5"/>
        </draw:line>
        <draw:frame draw:style-name="gr5" draw:text-style-name="P16" draw:layer="layout" svg:width="2.094cm" svg:height="1.237cm" svg:x="17.5cm" svg:y="10cm">
          <draw:text-box>
            <text:p text:style-name="P16"><text:span text:style-name="T7">API</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5" draw:style-name="dp1" draw:master-page-name="Standard">
        <office:forms form:automatic-focus="false" form:apply-design-mode="false"/>
        <draw:custom-shape draw:style-name="gr6" draw:text-style-name="P19" draw:layer="layout" svg:width="27.979cm" svg:height="8.394cm" svg:x="0.021cm" svg:y="5.606cm">
          <text:p text:style-name="P19"><text:span text:style-name="T8">A look inside</text:span></text:p>
          <text:p text:style-name="P19"><text:span text:style-name="T8">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0" draw:layer="layout" svg:width="4.678cm" svg:height="2.325cm" svg:x="16.322cm" svg:y="10.623cm">
          <draw:text-box>
            <text:p text:style-name="P20"><text:span text:style-name="T9">RPy</text:span></text:p>
          </draw:text-box>
        </draw:frame>
        <draw:frame draw:style-name="gr24" draw:text-style-name="P20" draw:layer="layout" svg:width="6.912cm" svg:height="2.325cm" svg:x="7.088cm" svg:y="5.5cm">
          <draw:text-box>
            <text:p text:style-name="P20"><text:span text:style-name="T9">Py</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6" draw:style-name="dp1" draw:master-page-name="Standard">
        <office:forms form:automatic-focus="false" form:apply-design-mode="false"/>
        <draw:g>
          <draw:custom-shape draw:style-name="gr25" draw:text-style-name="P4" draw:layer="layout" svg:width="8cm" svg:height="6.4cm" svg:x="1.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draw:layer="layout" svg:width="4.978cm" svg:height="1.244cm" svg:x="1.5cm" svg:y="1.989cm">
            <text:p text:style-name="P21"><text:span text:style-name="T10">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8" draw:layer="layout" svg:width="3.236cm" svg:height="3.237cm" svg:x="1.781cm" svg:y="4.229cm">
            <text:p text:style-name="P18"><text:span text:style-name="T10">Bytecode</text:span></text:p>
            <text:p text:style-name="P18"><text:span text:style-name="T10">interpret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8" draw:layer="layout" svg:width="3.236cm" svg:height="3.237cm" svg:x="5.764cm" svg:y="4.229cm">
            <text:p text:style-name="P18"><text:span text:style-name="T6">Flow</text:span></text:p>
            <text:p text:style-name="P18"><text:span text:style-name="T6">object</text:span></text:p>
            <text:p text:style-name="P18"><text:span text:style-name="T6">spac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7" draw:text-style-name="P22" draw:layer="layout" svg:width="9cm" svg:height="2.5cm" svg:x="0.734cm" svg:y="8.923cm">
          <text:p text:style-name="P15"><text:span text:style-name="T6">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4" draw:layer="layout" svg:width="8cm" svg:height="6.4cm" svg:x="1.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6cm" svg:height="4.818cm" svg:x="2.5cm" svg:y="14cm">
          <draw:image xlink:href="Pictures/1000020000000140000001017F025348.gif" xlink:type="simple" xlink:show="embed" xlink:actuate="onLoad">
            <text:p text:style-name="P5"/>
          </draw:image>
        </draw:frame>
        <draw:frame draw:style-name="gr5" draw:text-style-name="P23" draw:layer="layout" svg:width="3.808cm" svg:height="2.885cm" svg:x="3.692cm" svg:y="15cm">
          <draw:text-box>
            <text:p text:style-name="P3"><text:span text:style-name="T8">Flow</text:span></text:p>
            <text:p text:style-name="P3"><text:span text:style-name="T8">graph</text:span></text:p>
          </draw:text-box>
        </draw:frame>
        <draw:custom-shape draw:style-name="gr25" draw:text-style-name="P4" draw:layer="layout" svg:width="8cm" svg:height="6.4cm" svg:x="16.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6cm" svg:height="4.818cm" svg:x="17.5cm" svg:y="14cm">
          <draw:image xlink:href="Pictures/1000020000000140000001017F025348.gif" xlink:type="simple" xlink:show="embed" xlink:actuate="onLoad">
            <text:p text:style-name="P5"/>
          </draw:image>
        </draw:frame>
        <draw:frame draw:style-name="gr5" draw:text-style-name="P25" draw:layer="layout" svg:width="5.231cm" svg:height="4.519cm" svg:x="18cm" svg:y="14cm">
          <draw:text-box>
            <text:p text:style-name="P24"><text:span text:style-name="T11">Type</text:span></text:p>
            <text:p text:style-name="P24"><text:span text:style-name="T11">annotated</text:span></text:p>
            <text:p text:style-name="P24"><text:span text:style-name="T11">flow</text:span></text:p>
            <text:p text:style-name="P24"><text:span text:style-name="T11">graph</text:span></text:p>
          </draw:text-box>
        </draw:frame>
        <draw:custom-shape draw:style-name="gr17" draw:text-style-name="P22" draw:layer="layout" svg:width="3.5cm" svg:height="7.5cm" svg:x="11cm" svg:y="12.5cm">
          <text:p text:style-name="P3"><text:span text:style-name="T6">Anno-</text:span></text:p>
          <text:p text:style-name="P3"><text:span text:style-name="T6">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2" draw:layer="layout" svg:width="9.5cm" svg:height="2cm" svg:x="16cm" svg:y="9.5cm">
          <text:p text:style-name="P3"><text:span text:style-name="T6">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4" draw:layer="layout" svg:width="8cm" svg:height="6.4cm" svg:x="16.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6cm" svg:height="4.818cm" svg:x="17.5cm" svg:y="2.5cm">
          <draw:image xlink:href="Pictures/1000020000000140000001017F025348.gif" xlink:type="simple" xlink:show="embed" xlink:actuate="onLoad">
            <text:p text:style-name="P5"/>
          </draw:image>
        </draw:frame>
        <draw:frame draw:style-name="gr5" draw:text-style-name="P25" draw:layer="layout" svg:width="4.786cm" svg:height="3.452cm" svg:x="18.214cm" svg:y="3.048cm">
          <draw:text-box>
            <text:p text:style-name="P24"><text:span text:style-name="T11">Low level</text:span></text:p>
            <text:p text:style-name="P24"><text:span text:style-name="T11">flow</text:span></text:p>
            <text:p text:style-name="P24"><text:span text:style-name="T11">graph</text:span></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draw:page draw:name="page17" draw:style-name="dp1" draw:master-page-name="Standard">
        <office:forms form:automatic-focus="false" form:apply-design-mode="false"/>
        <draw:custom-shape draw:style-name="gr25" draw:text-style-name="P4" draw:layer="layout" svg:width="8cm" svg:height="6.4cm" svg:x="9.5cm" svg:y="1.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6cm" svg:height="4.818cm" svg:x="10.5cm" svg:y="2.4cm">
          <draw:image xlink:href="Pictures/1000020000000140000001017F025348.gif" xlink:type="simple" xlink:show="embed" xlink:actuate="onLoad">
            <text:p text:style-name="P5"/>
          </draw:image>
        </draw:frame>
        <draw:frame draw:style-name="gr5" draw:text-style-name="P24" draw:layer="layout" svg:width="4.786cm" svg:height="3.452cm" svg:x="11.214cm" svg:y="2.948cm">
          <draw:text-box>
            <text:p text:style-name="P24"><text:span text:style-name="T11">Low level</text:span></text:p>
            <text:p text:style-name="P24"><text:span text:style-name="T11">flow</text:span></text:p>
            <text:p text:style-name="P24"><text:span text:style-name="T11">graph</text:span></text:p>
          </draw:text-box>
        </draw:frame>
        <draw:custom-shape draw:style-name="gr27" draw:text-style-name="P4" draw:layer="layout" svg:width="7cm" svg:height="6.5cm" draw:transform="rotate (-1.57079632679579) translate (8.5cm 3.5cm)">
          <text:p text:style-name="P5"/>
          <draw:enhanced-geometry svg:viewBox="0 0 841 854" draw:mirror-horizontal="false" draw:mirror-vertical="false" draw:type="non-primitive" draw:enhanced-path="M 517 247 L 517 415 264 415 264 0 0 0 0 680 517 680 517 854 841 547 517 247 Z N"/>
        </draw:custom-shape>
        <draw:custom-shape draw:style-name="gr27" draw:text-style-name="P4" draw:layer="layout" svg:width="7cm" svg:height="6.5cm" draw:transform="rotate (-1.57079632679579) translate (25cm 3.5cm)">
          <text:p text:style-name="P5"/>
          <draw:enhanced-geometry svg:viewBox="0 0 841 854" draw:mirror-horizontal="true" draw:mirror-vertical="false" draw:type="non-primitive" draw:enhanced-path="M 517 247 L 517 415 264 415 264 0 0 0 0 680 517 680 517 854 841 547 517 247 Z N"/>
        </draw:custom-shape>
        <draw:frame draw:style-name="gr5" draw:text-style-name="P27" draw:layer="layout" svg:width="4.422cm" svg:height="1.725cm" svg:x="3.578cm" svg:y="3.775cm">
          <draw:text-box>
            <text:p text:style-name="P26"><text:span text:style-name="T12">Code</text:span></text:p>
            <text:p text:style-name="P26"><text:span text:style-name="T12">generation</text:span></text:p>
          </draw:text-box>
        </draw:frame>
        <draw:frame draw:style-name="gr5" draw:text-style-name="P27" draw:layer="layout" svg:width="4.422cm" svg:height="1.725cm" svg:x="19.044cm" svg:y="3.775cm">
          <draw:text-box>
            <text:p text:style-name="P26"><text:span text:style-name="T12">JIT</text:span></text:p>
            <text:p text:style-name="P26"><text:span text:style-name="T12">generation</text:span></text:p>
          </draw:text-box>
        </draw:frame>
        <draw:frame draw:style-name="gr5" draw:text-style-name="P28" draw:layer="layout" svg:width="1.992cm" svg:height="1.991cm" svg:x="3.319cm" svg:y="8cm">
          <draw:text-box>
            <text:p text:style-name="P15"><text:span text:style-name="T10">POSIX</text:span></text:p>
            <text:p text:style-name="P15"><text:span text:style-name="T10">JVM</text:span></text:p>
            <text:p text:style-name="P15"><text:span text:style-name="T10">CLI</text:span></text:p>
          </draw:text-box>
        </draw:frame>
        <draw:frame draw:style-name="gr5" draw:text-style-name="P28" draw:layer="layout" svg:width="1.992cm" svg:height="1.991cm" svg:x="21.742cm" svg:y="7.853cm">
          <draw:text-box>
            <text:p text:style-name="P15"><text:span text:style-name="T10">POSIX</text:span></text:p>
            <text:p text:style-name="P15"><text:span text:style-name="T10">JVM</text:span></text:p>
            <text:p text:style-name="P15"><text:span text:style-name="T10">CLI</text:span></text:p>
          </draw:text-box>
        </draw:frame>
        <draw:custom-shape draw:style-name="gr1" draw:text-style-name="P4" draw:layer="layout" svg:width="25.5cm" svg:height="7.5cm" svg:x="1.5cm" svg:y="11.5cm">
          <text:p text:style-name="P3">PyPy interpreter</text:p>
          <text:p text:style-name="P3">with Just In Time</text:p>
          <text:p text:style-name="P3">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4" draw:layer="layout" svg:width="19.174cm" svg:height="1cm" svg:x="1.5cm" svg:y="19cm">
          <text:p text:style-name="P3">X</text:p>
          <draw:enhanced-geometry svg:viewBox="0 0 21600 21600" draw:type="rectangle" draw:enhanced-path="M 0 0 L 21600 0 21600 21600 0 21600 0 0 Z N"/>
        </draw:custom-shape>
        <draw:custom-shape draw:style-name="gr17" draw:text-style-name="P15" draw:layer="layout" svg:width="9cm" svg:height="2.5cm" svg:x="4.858cm" svg:y="8.612cm">
          <text:p text:style-name="P15"><text:span text:style-name="T6">Garbage</text:span></text:p>
          <text:p text:style-name="P15"><text:span text:style-name="T6">collector</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text-style-name="P2"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presentation:header/></text:p>
        </draw:text-box>
      </draw:frame>
      <draw:frame draw:style-name="gr1" draw:text-style-name="P2" draw:layer="backgroundobjects" svg:width="12.888cm" svg:height="1.049cm" svg:x="16.811cm" svg:y="0cm" presentation:class="date-time">
        <draw:text-box>
          <text:p text:style-name="P2"><presentation:date-time/></text:p>
        </draw:text-box>
      </draw:frame>
      <draw:frame draw:style-name="gr2" draw:text-style-name="P1" draw:layer="backgroundobjects" svg:width="12.888cm" svg:height="1.049cm" svg:x="0cm" svg:y="19.95cm" presentation:class="footer">
        <draw:text-box>
          <text:p text:style-name="P1"><presentation:footer/></text:p>
        </draw:text-box>
      </draw:frame>
      <draw:frame draw:style-name="gr2" draw:text-style-name="P2" draw:layer="backgroundobjects" svg:width="12.888cm" svg:height="1.049cm" svg:x="16.811cm" svg:y="19.95cm" presentation:class="page-number">
        <draw:text-box>
          <text:p text:style-name="P2"><text:page-number>&lt;nummer&gt;</text:page-number></text:p>
        </draw:text-box>
      </draw:frame>
      <draw:page-thumbnail draw:layer="backgroundobjects" svg:width="5.939cm" svg:height="4.454cm" svg:x="2.97cm" svg:y="4.02cm" draw:page-number="2"/>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lt;nummer&gt;</text:page-number></text:p>
        </draw:text-box>
      </draw:frame>
      <presentation:notes style:page-layout-name="PM2">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presentation:header/></text:p>
          </draw:text-box>
        </draw:frame>
        <draw:frame presentation:style-name="pr2" draw:text-style-name="P2" draw:layer="backgroundobjects" svg:width="9.113cm" svg:height="1.484cm" svg:x="11.886cm" svg:y="0cm" presentation:class="date-time">
          <draw:text-box>
            <text:p text:style-name="P2"><presentation:date-time/></text:p>
          </draw:text-box>
        </draw:frame>
        <draw:frame presentation:style-name="pr3" draw:text-style-name="P1" draw:layer="backgroundobjects" svg:width="9.113cm" svg:height="1.484cm" svg:x="0cm" svg:y="28.215cm" presentation:class="footer">
          <draw:text-box>
            <text:p text:style-name="P1"><presentation:footer/></text:p>
          </draw:text-box>
        </draw:frame>
        <draw:frame presentation:style-name="pr3" draw:text-style-name="P2" draw:layer="backgroundobjects" svg:width="9.113cm" svg:height="1.484cm" svg:x="11.886cm" svg:y="28.215cm" presentation:class="page-number">
          <draw:text-box>
            <text:p text:style-name="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8$Build-9161</meta:generator>
    <meta:creation-date>2007-11-01T12:05:47</meta:creation-date>
    <dc:date>2007-11-02T12:01:03</dc:date>
    <dc:language>en-GB</dc:language>
    <meta:editing-cycles>5</meta:editing-cycles>
    <meta:user-defined meta:name="Info 1"/>
    <meta:user-defined meta:name="Info 2"/>
    <meta:user-defined meta:name="Info 3"/>
    <meta:user-defined meta:name="Info 4"/>
    <meta:document-statistic meta:object-count="315"/>
  </office:meta>
</office:document-meta>
</file>